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1.933cm" table:align="left"/>
    </style:style>
    <style:style style:name="Table1.A" style:family="table-column">
      <style:table-column-properties style:column-width="3.505cm"/>
    </style:style>
    <style:style style:name="Table1.B" style:family="table-column">
      <style:table-column-properties style:column-width="8.42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602cm" table:align="left"/>
    </style:style>
    <style:style style:name="Table2.A" style:family="table-column">
      <style:table-column-properties style:column-width="4.711cm"/>
    </style:style>
    <style:style style:name="Table2.B" style:family="table-column">
      <style:table-column-properties style:column-width="1.416cm"/>
    </style:style>
    <style:style style:name="Table2.C" style:family="table-column">
      <style:table-column-properties style:column-width="2.475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3f3b4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 style:list-style-name="L31">
      <style:paragraph-properties fo:margin-top="0cm" fo:margin-bottom="0.499cm" style:contextual-spacing="false"/>
    </style:style>
    <style:style style:name="P4" style:family="paragraph" style:parent-style-name="Standard">
      <style:text-properties fo:font-size="14pt" fo:font-weight="bold" officeooo:rsid="0007ea9a" officeooo:paragraph-rsid="0011b0f9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/>
      <style:text-properties fo:font-size="14pt" fo:font-weight="bold" officeooo:rsid="0011b0f9" officeooo:paragraph-rsid="0011b0f9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/>
      <style:text-properties fo:font-size="12pt" fo:font-weight="normal" officeooo:rsid="0011b0f9" officeooo:paragraph-rsid="0011b0f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/>
      <style:text-properties officeooo:rsid="0007ea9a" officeooo:paragraph-rsid="0011b0f9"/>
    </style:style>
    <style:style style:name="P8" style:family="paragraph" style:parent-style-name="Standard">
      <style:text-properties officeooo:paragraph-rsid="00124a7f"/>
    </style:style>
    <style:style style:name="P9" style:family="paragraph" style:parent-style-name="Standard">
      <style:paragraph-properties fo:line-height="115%"/>
      <style:text-properties officeooo:rsid="00043d3b" officeooo:paragraph-rsid="0011b0f9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15%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>
      <style:paragraph-properties fo:line-height="115%"/>
    </style:style>
    <style:style style:name="P15" style:family="paragraph" style:parent-style-name="Text_20_body">
      <style:text-properties officeooo:paragraph-rsid="0013f3b4"/>
    </style:style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 style:list-style-name="L11"/>
    <style:style style:name="P25" style:family="paragraph" style:parent-style-name="Text_20_body" style:list-style-name="L12"/>
    <style:style style:name="P26" style:family="paragraph" style:parent-style-name="Text_20_body" style:list-style-name="L13"/>
    <style:style style:name="P27" style:family="paragraph" style:parent-style-name="Text_20_body" style:list-style-name="L14"/>
    <style:style style:name="P28" style:family="paragraph" style:parent-style-name="Text_20_body" style:list-style-name="L15"/>
    <style:style style:name="P29" style:family="paragraph" style:parent-style-name="Text_20_body" style:list-style-name="L16"/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9"/>
    <style:style style:name="P33" style:family="paragraph" style:parent-style-name="Text_20_body" style:list-style-name="L20"/>
    <style:style style:name="P34" style:family="paragraph" style:parent-style-name="Text_20_body" style:list-style-name="L21"/>
    <style:style style:name="P35" style:family="paragraph" style:parent-style-name="Text_20_body" style:list-style-name="L22"/>
    <style:style style:name="P36" style:family="paragraph" style:parent-style-name="Text_20_body" style:list-style-name="L23"/>
    <style:style style:name="P37" style:family="paragraph" style:parent-style-name="Text_20_body" style:list-style-name="L24"/>
    <style:style style:name="P38" style:family="paragraph" style:parent-style-name="Text_20_body" style:list-style-name="L25"/>
    <style:style style:name="P39" style:family="paragraph" style:parent-style-name="Text_20_body" style:list-style-name="L26"/>
    <style:style style:name="P40" style:family="paragraph" style:parent-style-name="Text_20_body" style:list-style-name="L27"/>
    <style:style style:name="P41" style:family="paragraph" style:parent-style-name="Text_20_body" style:list-style-name="L28"/>
    <style:style style:name="P42" style:family="paragraph" style:parent-style-name="Text_20_body" style:list-style-name="L29"/>
    <style:style style:name="P43" style:family="paragraph" style:parent-style-name="Text_20_body" style:list-style-name="L30"/>
    <style:style style:name="P44" style:family="paragraph" style:parent-style-name="Text_20_body" style:list-style-name="L31"/>
    <style:style style:name="P45" style:family="paragraph" style:parent-style-name="Text_20_body" style:list-style-name="L32"/>
    <style:style style:name="P46" style:family="paragraph" style:parent-style-name="Text_20_body" style:list-style-name="L33"/>
    <style:style style:name="P47" style:family="paragraph" style:parent-style-name="Text_20_body" style:list-style-name="L34"/>
    <style:style style:name="P48" style:family="paragraph" style:parent-style-name="Text_20_body" style:list-style-name="L35"/>
    <style:style style:name="P49" style:family="paragraph" style:parent-style-name="Text_20_body" style:list-style-name="L36"/>
    <style:style style:name="P50" style:family="paragraph" style:parent-style-name="Text_20_body" style:list-style-name="L37"/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43d3b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1b0f9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24a7f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7ea9a" style:font-size-asian="14pt" style:font-weight-asian="bold" style:font-size-complex="14pt" style:font-weight-complex="bold"/>
    </style:style>
    <style:style style:name="T6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ubernetes</text:p>
      <text:p text:style-name="P4"/>
      <text:p text:style-name="P7"><text:span text:style-name="T1">Session-</text:span><text:span text:style-name="T2">5</text:span><text:span text:style-name="T3">8:</text:span></text:p>
      <text:p text:style-name="P5"/>
      <text:p text:style-name="P9">Workstation</text:p>
      <text:p text:style-name="P9">============</text:p>
      <text:p text:style-name="P9">1. Install Docker</text:p>
      <text:p text:style-name="P9">2. Install eksctl</text:p>
      <text:p text:style-name="P9">3. Install kubectl</text:p>
      <text:p text:style-name="P6">4. AWS configure</text:p>
      <text:p text:style-name="P11"/>
      <text:p text:style-name="P11">#!/bin/bash</text:p>
      <text:p text:style-name="P11">growpart /dev/nvme0n1 4</text:p>
      <text:p text:style-name="P11">lvextend -L +30G /dev/mapper/RootVG-varVol</text:p>
      <text:p text:style-name="P11">xfs_growfs /var</text:p>
      <text:p text:style-name="P11">dnf -y install dnf-plugins-core</text:p>
      <text:p text:style-name="P11">dnf config-manager --add-repo https://download.docker.com/linux/rhel/docker-ce.repo</text:p>
      <text:p text:style-name="P11">dnf install docker-ce docker-ce-cli containerd.io docker-buildx-plugin docker-compose-plugin -y</text:p>
      <text:p text:style-name="P11">systemctl start docker</text:p>
      <text:p text:style-name="P11">systemctl enable docker</text:p>
      <text:p text:style-name="P11">usermod -aG docker ec2-user</text:p>
      <text:p text:style-name="P11"/>
      <text:p text:style-name="P11">curl -O https://s3.us-west-2.amazonaws.com/amazon-eks/1.34.2/2025-11-13/bin/linux/amd64/kubectl</text:p>
      <text:p text:style-name="P11">chmod +x ./kubectl</text:p>
      <text:p text:style-name="P11">mkdir -p $HOME/bin &amp;&amp; cp ./kubectl $HOME/bin/kubectl &amp;&amp; export PATH=$HOME/bin:$PATH</text:p>
      <text:p text:style-name="P11"/>
      <text:p text:style-name="P11">ARCH=amd64</text:p>
      <text:p text:style-name="P11">PLATFORM=$(uname -s)_$ARCH</text:p>
      <text:p text:style-name="P11">curl -sLO "https://github.com/eksctl-io/eksctl/releases/latest/download/eksctl_$PLATFORM.tar.gz"</text:p>
      <text:p text:style-name="P11">tar -xzf eksctl_$PLATFORM.tar.gz -C /tmp &amp;&amp; rm eksctl_$PLATFORM.tar.gz</text:p>
      <text:p text:style-name="P11">sudo install -m 0755 /tmp/eksctl /usr/local/bin &amp;&amp; rm /tmp/eksctl</text:p>
      <text:p text:style-name="P11"/>
      <text:p text:style-name="P11">on-demand instances</text:p>
      <text:p text:style-name="P11">SPOT -&gt; 70% discount from on-demand price</text:p>
      <text:p text:style-name="P11">2min notice..</text:p>
      <text:p text:style-name="P11">NON-PROD environments</text:p>
      <text:p text:style-name="P11"/>
      <text:p text:style-name="P11">kubectl get nodes -&gt; displays how many nodes are there</text:p>
      <text:p text:style-name="P11"/>
      <text:p text:style-name="P11">namespace -&gt; an isolated project space where we can our project resources</text:p>
      <text:p text:style-name="P11">PaaS -&gt; We can multiple projects here</text:p>
      <text:p text:style-name="P11"/>
      <text:p text:style-name="P11">kubectl get namespaces</text:p>
      <text:p text:style-name="P11"/>
      <text:p text:style-name="P11"><text:soft-page-break/>kubectl create namespace roboshop</text:p>
      <text:p text:style-name="P11"/>
      <text:p text:style-name="P11">kubectl api-resources -&gt; 2 types of resources. namespace level or cluster level</text:p>
      <text:p text:style-name="P11"/>
      <text:p text:style-name="P11">pod</text:p>
      <text:p text:style-name="P11">====</text:p>
      <text:p text:style-name="P11">pod is the smallest deployable unit in kubernetes. we can run one or more containers inside the pod. containers inside pod share same network and storage space. why?</text:p>
      <text:p text:style-name="P11"/>
      <text:p text:style-name="P11">multicontainers are useful in sidecar, proxy, etc patterns</text:p>
      <text:p text:style-name="P11"/>
      <text:p text:style-name="P11">labels</text:p>
      <text:p text:style-name="P11">=======</text:p>
      <text:p text:style-name="P11">labels are useful to filter and select other resources.</text:p>
      <text:p text:style-name="P11"/>
      <text:p text:style-name="P11">imagePullBackOff -&gt; image address wrong</text:p>
      <text:p text:style-name="P11">crashLoopBackOff -&gt; unable to start container due to configuration error</text:p>
      <text:p text:style-name="P11"/>
      <text:p text:style-name="P11">labels vs annotations</text:p>
      <text:p text:style-name="P11">======================</text:p>
      <text:p text:style-name="P11">labels -&gt; there is a limit of key value charecter length, no special charecters. used to select internal resources</text:p>
      <text:p text:style-name="P11">annotations -&gt; no limit or more limit char than labels. special charecters are allowed. used to select external resources outside of kubernetes</text:p>
      <text:p text:style-name="P11"/>
      <text:p text:style-name="P11">resource utilisation -&gt; dynamically use the resources..</text:p>
      <text:p text:style-name="P11"/>
      <text:p text:style-name="P11">configuration</text:p>
      <text:p text:style-name="P11">=====================</text:p>
      <text:p text:style-name="P11">code always needs configuration.</text:p>
      <text:p text:style-name="P11">1. non-confidential -&gt; config</text:p>
      <text:p text:style-name="P11">2. confidential -&gt; secrets</text:p>
      <text:p text:style-name="P11"/>
      <text:p text:style-name="P11">cart needs catalouge information. </text:p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<text:span text:style-name="T5">Session-</text:span><text:span text:style-name="T2">5</text:span><text:span text:style-name="T4">9</text:span><text:span text:style-name="T3">:</text:span></text:p>
      <text:p text:style-name="P8"><text:span text:style-name="T3"/></text:p>
      <text:p text:style-name="P11">Namespace </text:p>
      <text:p text:style-name="P11"/>
      <text:p text:style-name="P11">Pod -&gt; one or more containers. share same network space and storage</text:p>
      <text:p text:style-name="P11"/>
      <text:p text:style-name="P11">kubectl get nodes</text:p>
      <text:p text:style-name="P11">kubectl get pods</text:p>
      <text:p text:style-name="P11">kubectl describe pod pod-name</text:p>
      <text:p text:style-name="P11">kubectl exec -it pod-name -- bash</text:p>
      <text:p text:style-name="P11"/>
      <text:p text:style-name="P11">apiVersion: v1</text:p>
      <text:p text:style-name="P11">kind: Pod</text:p>
      <text:p text:style-name="P11">metadata:</text:p>
      <text:p text:style-name="P11"><text:tab/>name: pod-name</text:p>
      <text:p text:style-name="P11"><text:tab/>namespace: roboshop</text:p>
      <text:p text:style-name="P11"><text:tab/>labels:</text:p>
      <text:p text:style-name="P11"><text:tab/><text:tab/>project: roboshop</text:p>
      <text:p text:style-name="P11"><text:tab/><text:tab/>env: dev</text:p>
      <text:p text:style-name="P11"><text:tab/>annotations:</text:p>
      <text:p text:style-name="P11"><text:tab/><text:tab/>jenkins.url: "https://joindevops.jenkins.com/build/6"</text:p>
      <text:p text:style-name="P11">spec:</text:p>
      <text:p text:style-name="P11"><text:tab/>containers:</text:p>
      <text:p text:style-name="P11"><text:tab/>- name: nginx</text:p>
      <text:p text:style-name="P11"><text:tab/> <text:s/>image: nginx</text:p>
      <text:p text:style-name="P11"><text:tab/> <text:s/>resources:</text:p>
      <text:p text:style-name="P11"><text:tab/><text:tab/>requests:</text:p>
      <text:p text:style-name="P11"><text:tab/><text:tab/><text:tab/>cpu: "50m"</text:p>
      <text:p text:style-name="P11"><text:tab/><text:tab/><text:tab/>memory: "68Mi"</text:p>
      <text:p text:style-name="P11"><text:tab/><text:tab/>limits:</text:p>
      <text:p text:style-name="P11"><text:tab/><text:tab/><text:tab/>cpu: "100m"</text:p>
      <text:p text:style-name="P11"><text:tab/><text:tab/><text:tab/>memory: "128Mi"</text:p>
      <text:p text:style-name="P11"><text:tab/> <text:s/>env:</text:p>
      <text:p text:style-name="P11"><text:tab/> <text:s/>- name: course</text:p>
      <text:p text:style-name="P11"><text:tab/><text:tab/>value: kubernetes</text:p>
      <text:p text:style-name="P11"><text:tab/><text:tab/></text:p>
      <text:p text:style-name="P11">encoded vs encrypted</text:p>
      <text:p text:style-name="P11"/>
      <text:p text:style-name="P11">docker</text:p>
      <text:p text:style-name="P11">daoacakaeara -&gt; not secure</text:p>
      <text:p text:style-name="P11"/>
      <text:p text:style-name="P11"/>
      <text:p text:style-name="P11"/>
      <text:p text:style-name="P11"/>
      <text:p text:style-name="P11"/>
      <text:p text:style-name="P11"><text:soft-page-break/>Services</text:p>
      <text:p text:style-name="P11">===========</text:p>
      <text:p text:style-name="P11">pod to pod communication is not useful since pod IP are ephemeral. Services can acheive 1. pod to pod communication</text:p>
      <text:p text:style-name="P11">2. load balancing</text:p>
      <text:p text:style-name="P11">3. service name works as DNS too</text:p>
      <text:p text:style-name="P11"/>
      <text:p text:style-name="P11">1. ClusterIP -&gt; default. your application is exposed within the cluster. like other pods can hit the service to get response</text:p>
      <text:p text:style-name="P11"/>
      <text:p text:style-name="P11">if you want application to expose outside world. </text:p>
      <text:p text:style-name="P11">2. NodePort</text:p>
      <text:p text:style-name="P11">3. LoadBalancer</text:p>
      <text:p text:style-name="P11"/>
      <text:p text:style-name="P11">labels are used to select resources in kubernetes</text:p>
      <text:p text:style-name="P11"/>
      <text:p text:style-name="P11">cluster IP &lt; node port </text:p>
      <text:p text:style-name="P11"/>
      <text:p text:style-name="P11">ReplicaSet -&gt; creates desired number of pod replicas based on selectors</text:p>
      <text:p text:style-name="P11"/>
      <text:p text:style-name="P11">Deployment</text:p>
      <text:p text:style-name="P11">==========</text:p>
      <text:p text:style-name="P11">1. stop the server</text:p>
      <text:p text:style-name="P11">2. remove old code</text:p>
      <text:p text:style-name="P11">3. download new code</text:p>
      <text:p text:style-name="P11">4. restart the server</text:p>
      <text:p text:style-name="P11"/>
      <text:p text:style-name="P11">frontend:v1 -&gt; 2</text:p>
      <text:p text:style-name="P11"/>
      <text:p text:style-name="P11">frontend:v2</text:p>
      <text:p text:style-name="P11"/>
      <text:p text:style-name="P11">1. create one pod with version as frontend:v2 and remove old frontend:v1</text:p>
      <text:p text:style-name="P11">2. create another pod with version as frontend:v2 and remove old frontend:v1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span text:style-name="Strong_20_Emphasis"><text:line-break/>Kubernetes</text:span> (often abbreviated as <text:span text:style-name="Strong_20_Emphasis">K8s</text:span>) is an <text:span text:style-name="Strong_20_Emphasis">open-source container orchestration platform</text:span> used to <text:span text:style-name="Strong_20_Emphasis">deploy, manage, scale, and automate</text:span> applications that run inside <text:span text:style-name="Strong_20_Emphasis">containers</text:span> (like Docker containers).<text:line-break/></text:p>
      <text:h text:style-name="Heading_20_3" text:outline-level="3">🔍 Why Kubernetes?</text:h>
      <text:p text:style-name="Text_20_body">When you run just 1–2 containers, managing them manually is easy.<text:line-break/>But if you have <text:span text:style-name="Strong_20_Emphasis">hundreds of containers across multiple servers</text:span>, you need automation.</text:p>
      <text:p text:style-name="Text_20_body">Kubernetes helps with that.</text:p>
      <text:p text:style-name="Horizontal_20_Line"/>
      <text:h text:style-name="Heading_20_3" text:outline-level="3">⭐ Key Features of Kubernetes</text:h>
      <text:h text:style-name="Heading_20_4" text:outline-level="4">1. <text:span text:style-name="Strong_20_Emphasis">Container Orchestration</text:span></text:h>
      <text:p text:style-name="Text_20_body">Manages multiple containers across different machines.</text:p>
      <text:h text:style-name="Heading_20_4" text:outline-level="4">2. <text:span text:style-name="Strong_20_Emphasis">Auto-Scaling</text:span></text:h>
      <text:p text:style-name="Text_20_body">Automatically increases or decreases the number of running containers based on load.</text:p>
      <text:h text:style-name="Heading_20_4" text:outline-level="4">3. <text:span text:style-name="Strong_20_Emphasis">Self-Healing</text:span></text:h>
      <text:p text:style-name="Text_20_body">If a container crashes, Kubernetes automatically:</text:p>
      <text:list xml:id="list4038846535" text:style-name="L1">
        <text:list-item>
          <text:p text:style-name="P12">restarts it</text:p>
        </text:list-item>
        <text:list-item>
          <text:p text:style-name="P12">replaces it</text:p>
        </text:list-item>
        <text:list-item>
          <text:p text:style-name="P12">reschedules it to a healthy node</text:p>
        </text:list-item>
      </text:list>
      <text:h text:style-name="Heading_20_4" text:outline-level="4">4. <text:span text:style-name="Strong_20_Emphasis">Load Balancing</text:span></text:h>
      <text:p text:style-name="Text_20_body">Distributes traffic evenly to avoid overload on a single container.</text:p>
      <text:h text:style-name="Heading_20_4" text:outline-level="4">5. <text:span text:style-name="Strong_20_Emphasis">Rolling Updates</text:span></text:h>
      <text:p text:style-name="Text_20_body">Deploy new versions without downtime.</text:p>
      <text:h text:style-name="Heading_20_4" text:outline-level="4">6. <text:span text:style-name="Strong_20_Emphasis">Service Discovery</text:span></text:h>
      <text:p text:style-name="Text_20_body">Automatically assigns IP addresses and DNS names to services.</text:p>
      <text:h text:style-name="P1" text:outline-level="3"/>
      <text:p text:style-name="P15"/>
      <text:p text:style-name="P15"/>
      <text:p text:style-name="P15"/>
      <text:p text:style-name="P15"/>
      <text:h text:style-name="P1" text:outline-level="3"><text:soft-page-break/></text:h>
      <text:h text:style-name="P1" text:outline-level="3">🧱 Basic Component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od</text:span></text:p>
          </table:table-cell>
          <table:table-cell table:style-name="Table1.A1" office:value-type="string">
            <text:p text:style-name="Table_20_Contents">Smallest deployable unit (runs containers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de</text:span></text:p>
          </table:table-cell>
          <table:table-cell table:style-name="Table1.A1" office:value-type="string">
            <text:p text:style-name="Table_20_Contents">A machine (VM/Physical) that runs pod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luster</text:span></text:p>
          </table:table-cell>
          <table:table-cell table:style-name="Table1.A1" office:value-type="string">
            <text:p text:style-name="Table_20_Contents">Collection of nod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loyment</text:span></text:p>
          </table:table-cell>
          <table:table-cell table:style-name="Table1.A1" office:value-type="string">
            <text:p text:style-name="Table_20_Contents">Blueprint for running multiple pod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rvice</text:span></text:p>
          </table:table-cell>
          <table:table-cell table:style-name="Table1.A1" office:value-type="string">
            <text:p text:style-name="Table_20_Contents">Exposes pods for networking (internal/external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figMap/Secret</text:span></text:p>
          </table:table-cell>
          <table:table-cell table:style-name="Table1.A1" office:value-type="string">
            <text:p text:style-name="Table_20_Contents">Store configuration and sensitive dat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gress</text:span></text:p>
          </table:table-cell>
          <table:table-cell table:style-name="Table1.A1" office:value-type="string">
            <text:p text:style-name="Table_20_Contents">HTTP/HTTPS routing for apps.</text:p>
          </table:table-cell>
        </table:table-row>
      </table:table>
      <text:p text:style-name="Horizontal_20_Line"/>
      <text:h text:style-name="Heading_20_3" text:outline-level="3">📌 Simple Example</text:h>
      <text:p text:style-name="Text_20_body">You want to run a microservice with 3 containers.<text:line-break/>Instead of manually starting/stopping them, Kubernetes uses a <text:span text:style-name="Emphasis">Deployment</text:span> to ensure <text:span text:style-name="Strong_20_Emphasis">3 pods always run</text:span>.<text:line-break/>If one pod crashes → Kubernetes creates a new one automatically.</text:p>
      <text:p text:style-name="Horizontal_20_Line"/>
      <text:h text:style-name="Heading_20_3" text:outline-level="3">📦 In Summary</text:h>
      <text:p text:style-name="Text_20_body">Kubernetes = <text:span text:style-name="Strong_20_Emphasis">automatic management of containerized applications</text:span><text:line-break/>It gives you:</text:p>
      <text:list xml:id="list50909078" text:style-name="L2">
        <text:list-item>
          <text:p text:style-name="P13">reliability</text:p>
        </text:list-item>
        <text:list-item>
          <text:p text:style-name="P13">scaling</text:p>
        </text:list-item>
        <text:list-item>
          <text:p text:style-name="P13">automation</text:p>
        </text:list-item>
        <text:list-item>
          <text:p text:style-name="P13">zero-downtime deployments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✅ <text:span text:style-name="Strong_20_Emphasis">Kubernetes – Detailed and Clear Explanation</text:span></text:h>
      <text:p text:style-name="Horizontal_20_Line"/>
      <text:h text:style-name="Heading_20_1" text:outline-level="1">1. <text:span text:style-name="Strong_20_Emphasis">Workstation Setup for EKS / Kubernetes</text:span></text:h>
      <text:p text:style-name="Text_20_body">To work with Kubernetes on AWS (EKS), your workstation needs:</text:p>
      <text:h text:style-name="Heading_20_3" text:outline-level="3"><text:span text:style-name="Strong_20_Emphasis">1. Install Docker</text:span></text:h>
      <text:p text:style-name="Text_20_body">Docker helps you build and run container images locally.</text:p>
      <text:h text:style-name="Heading_20_3" text:outline-level="3"><text:span text:style-name="Strong_20_Emphasis">2. Install </text:span><text:span text:style-name="Strong_20_Emphasis"><text:span text:style-name="Source_20_Text">eksctl</text:span></text:span></text:h>
      <text:p text:style-name="Text_20_body">A command-line tool to create and manage Amazon EKS clusters easily.</text:p>
      <text:h text:style-name="Heading_20_3" text:outline-level="3"><text:span text:style-name="Strong_20_Emphasis">3. Install </text:span><text:span text:style-name="Strong_20_Emphasis"><text:span text:style-name="Source_20_Text">kubectl</text:span></text:span></text:h>
      <text:p text:style-name="Text_20_body">The official Kubernetes command-line tool used to interact with clusters:</text:p>
      <text:list xml:id="list2470467936" text:style-name="L15">
        <text:list-item>
          <text:p text:style-name="P28">deploy apps</text:p>
        </text:list-item>
        <text:list-item>
          <text:p text:style-name="P28">check pods</text:p>
        </text:list-item>
        <text:list-item>
          <text:p text:style-name="P28">view logs</text:p>
        </text:list-item>
        <text:list-item>
          <text:p text:style-name="P28">check services</text:p>
        </text:list-item>
      </text:list>
      <text:h text:style-name="Heading_20_3" text:outline-level="3"><text:span text:style-name="Strong_20_Emphasis">4. Configure AWS</text:span></text:h>
      <text:p text:style-name="Text_20_body">You must run:</text:p>
      <text:p text:style-name="P2"><text:span text:style-name="Source_20_Text">aws configure</text:span></text:p>
      <text:p text:style-name="Text_20_body">This stores:</text:p>
      <text:list xml:id="list3843316401" text:style-name="L16">
        <text:list-item>
          <text:p text:style-name="P29">Access key</text:p>
        </text:list-item>
        <text:list-item>
          <text:p text:style-name="P29">Secret key</text:p>
        </text:list-item>
        <text:list-item>
          <text:p text:style-name="P29">Region</text:p>
        </text:list-item>
        <text:list-item>
          <text:p text:style-name="P29">Output format</text:p>
        </text:list-item>
      </text:list>
      <text:p text:style-name="Text_20_body">This allows <text:span text:style-name="Source_20_Text">kubectl</text:span> and <text:span text:style-name="Source_20_Text">eksctl</text:span> to talk to AWS.</text:p>
      <text:h text:style-name="Heading_20_1" text:outline-level="1"><text:soft-page-break/></text:h>
      <text:h text:style-name="Heading_20_1" text:outline-level="1"/>
      <text:h text:style-name="Heading_20_1" text:outline-level="1">2. <text:span text:style-name="Strong_20_Emphasis">Workstation Setup Script Explanation</text:span></text:h>
      <text:p text:style-name="Text_20_body">The script does the following:</text:p>
      <text:h text:style-name="Heading_20_3" text:outline-level="3"><text:span text:style-name="Strong_20_Emphasis">Disk Expansion</text:span></text:h>
      <text:p text:style-name="Preformatted_20_Text"><text:span text:style-name="Source_20_Text">growpart /dev/nvme0n1 4</text:span></text:p>
      <text:p text:style-name="Preformatted_20_Text"><text:span text:style-name="Source_20_Text">lvextend -L +30G /dev/mapper/RootVG-varVol</text:span></text:p>
      <text:p text:style-name="P2"><text:span text:style-name="Source_20_Text">xfs_growfs /var</text:span></text:p>
      <text:p text:style-name="Text_20_body">This increases <text:span text:style-name="Source_20_Text">/var</text:span> storage.</text:p>
      <text:p text:style-name="Horizontal_20_Line"/>
      <text:h text:style-name="Heading_20_3" text:outline-level="3"><text:span text:style-name="Strong_20_Emphasis">Install Docker</text:span></text:h>
      <text:p text:style-name="Preformatted_20_Text"><text:span text:style-name="Source_20_Text">dnf install docker-ce docker-ce-cli containerd.io ...</text:span></text:p>
      <text:p text:style-name="Preformatted_20_Text"><text:span text:style-name="Source_20_Text">systemctl start docker</text:span></text:p>
      <text:p text:style-name="Preformatted_20_Text"><text:span text:style-name="Source_20_Text">systemctl enable docker</text:span></text:p>
      <text:p text:style-name="P2"><text:span text:style-name="Source_20_Text">usermod -aG docker ec2-user</text:span></text:p>
      <text:p text:style-name="Text_20_body">This installs Docker CE and allows <text:span text:style-name="Source_20_Text">ec2-user</text:span> to run Docker without sudo.</text:p>
      <text:p text:style-name="Horizontal_20_Line"/>
      <text:h text:style-name="Heading_20_3" text:outline-level="3"><text:span text:style-name="Strong_20_Emphasis">Install kubectl</text:span></text:h>
      <text:p text:style-name="Preformatted_20_Text"><text:span text:style-name="Source_20_Text">curl -O https...</text:span></text:p>
      <text:p text:style-name="Preformatted_20_Text"><text:span text:style-name="Source_20_Text">chmod +x kubectl</text:span></text:p>
      <text:p text:style-name="P2"><text:span text:style-name="Source_20_Text">cp kubectl $HOME/bin</text:span></text:p>
      <text:p text:style-name="Text_20_body">This installs kubectl and adds it to PATH.</text:p>
      <text:p text:style-name="Horizontal_20_Line"/>
      <text:h text:style-name="Heading_20_3" text:outline-level="3"><text:span text:style-name="Strong_20_Emphasis">Install eksctl</text:span></text:h>
      <text:p text:style-name="Text_20_body">Downloads and installs latest eksctl binary.</text:p>
      <text:p text:style-name="Horizontal_20_Line"/>
      <text:h text:style-name="Heading_20_1" text:outline-level="1"><text:soft-page-break/></text:h>
      <text:h text:style-name="Heading_20_1" text:outline-level="1">3. <text:span text:style-name="Strong_20_Emphasis">EC2 Instance Types</text:span></text:h>
      <text:h text:style-name="Heading_20_3" text:outline-level="3"><text:span text:style-name="Strong_20_Emphasis">On-demand Instances</text:span></text:h>
      <text:list xml:id="list480491437" text:style-name="L17">
        <text:list-item>
          <text:p text:style-name="P30">Regular pricing</text:p>
        </text:list-item>
        <text:list-item>
          <text:p text:style-name="P30">Always available</text:p>
        </text:list-item>
        <text:list-item>
          <text:p text:style-name="P30">No interruptions</text:p>
        </text:list-item>
      </text:list>
      <text:h text:style-name="Heading_20_3" text:outline-level="3"><text:span text:style-name="Strong_20_Emphasis">Spot Instances</text:span></text:h>
      <text:list xml:id="list2286206258" text:style-name="L18">
        <text:list-item>
          <text:p text:style-name="P31">Up to <text:span text:style-name="Strong_20_Emphasis">70% cheaper</text:span></text:p>
        </text:list-item>
        <text:list-item>
          <text:p text:style-name="P31">Can be <text:span text:style-name="Emphasis">terminated anytime</text:span> with <text:span text:style-name="Strong_20_Emphasis">2-minute warning</text:span></text:p>
        </text:list-item>
        <text:list-item>
          <text:p text:style-name="P31">Best for:</text:p>
          <text:list>
            <text:list-item>
              <text:p text:style-name="P31">Dev</text:p>
            </text:list-item>
            <text:list-item>
              <text:p text:style-name="P31">QA</text:p>
            </text:list-item>
            <text:list-item>
              <text:p text:style-name="P31">Non-production workloads</text:p>
            </text:list-item>
          </text:list>
        </text:list-item>
      </text:list>
      <text:p text:style-name="Text_20_body">Not recommended for production.</text:p>
      <text:p text:style-name="Horizontal_20_Line"/>
      <text:h text:style-name="Heading_20_1" text:outline-level="1">4. <text:span text:style-name="Strong_20_Emphasis">Namespaces</text:span></text:h>
      <text:p text:style-name="Text_20_body">A <text:span text:style-name="Strong_20_Emphasis">Namespace</text:span> is like an isolated folder inside Kubernetes.</text:p>
      <text:p text:style-name="Text_20_body">Used to:</text:p>
      <text:list xml:id="list2912837317" text:style-name="L19">
        <text:list-item>
          <text:p text:style-name="P32">Separate environments (dev, qa, prod)</text:p>
        </text:list-item>
        <text:list-item>
          <text:p text:style-name="P32">Separate teams or projects</text:p>
        </text:list-item>
        <text:list-item>
          <text:p text:style-name="P32">Avoid name conflicts</text:p>
        </text:list-item>
      </text:list>
      <text:p text:style-name="Text_20_body">Commands:</text:p>
      <text:p text:style-name="Preformatted_20_Text"><text:span text:style-name="Source_20_Text">kubectl get namespaces</text:span></text:p>
      <text:p text:style-name="P2"><text:span text:style-name="Source_20_Text">kubectl create namespace roboshop</text:span></text:p>
      <text:p text:style-name="Horizontal_20_Line"/>
      <text:h text:style-name="Heading_20_1" text:outline-level="1"><text:soft-page-break/></text:h>
      <text:h text:style-name="Heading_20_1" text:outline-level="1">5. <text:span text:style-name="Strong_20_Emphasis">Pods</text:span></text:h>
      <text:p text:style-name="Text_20_body">A <text:span text:style-name="Strong_20_Emphasis">Pod</text:span> is the smallest deployable object in Kubernetes.</text:p>
      <text:h text:style-name="Heading_20_3" text:outline-level="3">A Pod:</text:h>
      <text:list xml:id="list2756877696" text:style-name="L20">
        <text:list-item>
          <text:p text:style-name="P33">Runs <text:span text:style-name="Strong_20_Emphasis">one or more containers</text:span></text:p>
        </text:list-item>
        <text:list-item>
          <text:p text:style-name="P33">Containers share:</text:p>
          <text:list>
            <text:list-item>
              <text:p text:style-name="P33"><text:span text:style-name="Strong_20_Emphasis">Same Network</text:span> → same IP, ports visible to each other</text:p>
            </text:list-item>
            <text:list-item>
              <text:p text:style-name="P33"><text:span text:style-name="Strong_20_Emphasis">Same Storage</text:span> → same volumes</text:p>
            </text:list-item>
          </text:list>
        </text:list-item>
      </text:list>
      <text:h text:style-name="Heading_20_3" text:outline-level="3">Why multi-container pods?</text:h>
      <text:p text:style-name="Text_20_body">Patterns:</text:p>
      <text:list xml:id="list840425320" text:style-name="L21">
        <text:list-item>
          <text:p text:style-name="P34">Sidecar pattern (example: logging agent)</text:p>
        </text:list-item>
        <text:list-item>
          <text:p text:style-name="P34">Ambassador / proxy containers</text:p>
        </text:list-item>
        <text:list-item>
          <text:p text:style-name="P34">Helper containers</text:p>
        </text:list-item>
      </text:list>
      <text:p text:style-name="Horizontal_20_Line"/>
      <text:h text:style-name="Heading_20_1" text:outline-level="1">6. <text:span text:style-name="Strong_20_Emphasis">Labels</text:span></text:h>
      <text:p text:style-name="Text_20_body">Labels are key-value pairs used to <text:span text:style-name="Strong_20_Emphasis">identify and group resources</text:span>.</text:p>
      <text:p text:style-name="Text_20_body">Example:</text:p>
      <text:p text:style-name="Preformatted_20_Text"><text:span text:style-name="Source_20_Text">labels:</text:span></text:p>
      <text:p text:style-name="Preformatted_20_Text"><text:span text:style-name="Source_20_Text"><text:s text:c="2"/>app: frontend</text:span></text:p>
      <text:p text:style-name="P2"><text:span text:style-name="Source_20_Text"><text:s text:c="2"/>env: dev</text:span></text:p>
      <text:p text:style-name="Text_20_body">Used by:</text:p>
      <text:list xml:id="list2313319972" text:style-name="L22">
        <text:list-item>
          <text:p text:style-name="P35">Services</text:p>
        </text:list-item>
        <text:list-item>
          <text:p text:style-name="P35">Deployments</text:p>
        </text:list-item>
        <text:list-item>
          <text:p text:style-name="P35">ReplicaSets</text:p>
        </text:list-item>
      </text:list>
      <text:p text:style-name="Horizontal_20_Line"/>
      <text:h text:style-name="Heading_20_1" text:outline-level="1"><text:soft-page-break/></text:h>
      <text:h text:style-name="Heading_20_1" text:outline-level="1"/>
      <text:h text:style-name="Heading_20_1" text:outline-level="1">7. <text:span text:style-name="Strong_20_Emphasis">Annotations</text:span></text:h>
      <text:p text:style-name="Text_20_body">Annotations store <text:span text:style-name="Strong_20_Emphasis">non-identifying metadata</text:span> such as:</text:p>
      <text:list xml:id="list3247292444" text:style-name="L23">
        <text:list-item>
          <text:p text:style-name="P36">Jenkins build URLs</text:p>
        </text:list-item>
        <text:list-item>
          <text:p text:style-name="P36">Git commit details</text:p>
        </text:list-item>
        <text:list-item>
          <text:p text:style-name="P36">Monitoring info</text:p>
        </text:list-item>
      </text:list>
      <text:p text:style-name="Text_20_body">Difference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Labels</text:p>
            </table:table-cell>
            <table:table-cell table:style-name="Table2.A1" office:value-type="string">
              <text:p text:style-name="Table_20_Heading">Annotations</text:p>
            </table:table-cell>
          </table:table-row>
        </table:table-header-rows>
        <table:table-row>
          <table:table-cell table:style-name="Table2.A1" office:value-type="string">
            <text:p text:style-name="Table_20_Contents">For selection/filtering</text:p>
          </table:table-cell>
          <table:table-cell table:style-name="Table2.A1" office:value-type="string">
            <text:p text:style-name="Table_20_Contents">✔ Yes</text:p>
          </table:table-cell>
          <table:table-cell table:style-name="Table2.A1" office:value-type="string">
            <text:p text:style-name="Table_20_Contents">❌ No</text:p>
          </table:table-cell>
        </table:table-row>
        <table:table-row>
          <table:table-cell table:style-name="Table2.A1" office:value-type="string">
            <text:p text:style-name="Table_20_Contents">Contains large data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✔ Yes</text:p>
          </table:table-cell>
        </table:table-row>
        <table:table-row>
          <table:table-cell table:style-name="Table2.A1" office:value-type="string">
            <text:p text:style-name="Table_20_Contents">Special characters allowed</text:p>
          </table:table-cell>
          <table:table-cell table:style-name="Table2.A1" office:value-type="string">
            <text:p text:style-name="Table_20_Contents">❌ No</text:p>
          </table:table-cell>
          <table:table-cell table:style-name="Table2.A1" office:value-type="string">
            <text:p text:style-name="Table_20_Contents">✔ Yes</text:p>
          </table:table-cell>
        </table:table-row>
      </table:table>
      <text:p text:style-name="Horizontal_20_Line"/>
      <text:h text:style-name="Heading_20_1" text:outline-level="1">8. <text:span text:style-name="Strong_20_Emphasis">Common Pod Errors</text:span></text:h>
      <text:h text:style-name="Heading_20_3" text:outline-level="3">❌ <text:span text:style-name="Strong_20_Emphasis">ImagePullBackOff</text:span></text:h>
      <text:p text:style-name="Text_20_body">Reasons:</text:p>
      <text:list xml:id="list175328057" text:style-name="L24">
        <text:list-item>
          <text:p text:style-name="P37">Image name wrong</text:p>
        </text:list-item>
        <text:list-item>
          <text:p text:style-name="P37">No access to registry</text:p>
        </text:list-item>
        <text:list-item>
          <text:p text:style-name="P37">Wrong tag</text:p>
        </text:list-item>
      </text:list>
      <text:h text:style-name="Heading_20_3" text:outline-level="3">❌ <text:span text:style-name="Strong_20_Emphasis">CrashLoopBackOff</text:span></text:h>
      <text:p text:style-name="Text_20_body">Container starts → crashes → Kubernetes retries continuously.</text:p>
      <text:p text:style-name="Text_20_body">Reasons:</text:p>
      <text:list xml:id="list3257691397" text:style-name="L25">
        <text:list-item>
          <text:p text:style-name="P38">Wrong environment variables</text:p>
        </text:list-item>
        <text:list-item>
          <text:p text:style-name="P38">App code error</text:p>
        </text:list-item>
        <text:list-item>
          <text:p text:style-name="P38">Port conflicts</text:p>
        </text:list-item>
        <text:list-item>
          <text:p text:style-name="P38">Missing configuration</text:p>
        </text:list-item>
      </text:list>
      <text:p text:style-name="Horizontal_20_Line"/>
      <text:h text:style-name="Heading_20_1" text:outline-level="1"><text:soft-page-break/>9. <text:span text:style-name="Strong_20_Emphasis">Configuration in Kubernetes</text:span></text:h>
      <text:p text:style-name="Text_20_body">Every application needs configuration.</text:p>
      <text:h text:style-name="Heading_20_3" text:outline-level="3"><text:span text:style-name="Strong_20_Emphasis">ConfigMaps</text:span></text:h>
      <text:p text:style-name="Text_20_body">Used for:</text:p>
      <text:list xml:id="list1088488487" text:style-name="L26">
        <text:list-item>
          <text:p text:style-name="P39">URLs</text:p>
        </text:list-item>
        <text:list-item>
          <text:p text:style-name="P39">Non-confidential settings</text:p>
        </text:list-item>
        <text:list-item>
          <text:p text:style-name="P39">File content</text:p>
        </text:list-item>
      </text:list>
      <text:h text:style-name="Heading_20_3" text:outline-level="3"><text:span text:style-name="Strong_20_Emphasis">Secrets</text:span></text:h>
      <text:p text:style-name="Text_20_body">Used for:</text:p>
      <text:list xml:id="list2983787731" text:style-name="L27">
        <text:list-item>
          <text:p text:style-name="P40">Passwords</text:p>
        </text:list-item>
        <text:list-item>
          <text:p text:style-name="P40">API keys</text:p>
        </text:list-item>
        <text:list-item>
          <text:p text:style-name="P40">Tokens</text:p>
        </text:list-item>
        <text:list-item>
          <text:p text:style-name="P40">Certificates</text:p>
        </text:list-item>
      </text:list>
      <text:p text:style-name="Text_20_body">Secrets are base64 <text:span text:style-name="Strong_20_Emphasis">encoded</text:span>, NOT encrypted.</text:p>
      <text:p text:style-name="Horizontal_20_Line"/>
      <text:h text:style-name="Heading_20_1" text:outline-level="1">10. <text:span text:style-name="Strong_20_Emphasis">Pod YAML – Explanation</text:span></text:h>
      <text:p text:style-name="Text_20_body">Example you provided:</text:p>
      <text:p text:style-name="Preformatted_20_Text"><text:span text:style-name="Source_20_Text">apiVersion: v1</text:span></text:p>
      <text:p text:style-name="Preformatted_20_Text"><text:span text:style-name="Source_20_Text">kind: Pod</text:span></text:p>
      <text:p text:style-name="Preformatted_20_Text"><text:span text:style-name="Source_20_Text">metadata:</text:span></text:p>
      <text:p text:style-name="Preformatted_20_Text"><text:span text:style-name="Source_20_Text"><text:s text:c="2"/>name: pod-name</text:span></text:p>
      <text:p text:style-name="Preformatted_20_Text"><text:span text:style-name="Source_20_Text"><text:s text:c="2"/>namespace: roboshop</text:span></text:p>
      <text:p text:style-name="Preformatted_20_Text"><text:span text:style-name="Source_20_Text"><text:s text:c="2"/>labels:</text:span></text:p>
      <text:p text:style-name="Preformatted_20_Text"><text:span text:style-name="Source_20_Text"><text:s text:c="4"/>project: roboshop</text:span></text:p>
      <text:p text:style-name="Preformatted_20_Text"><text:span text:style-name="Source_20_Text"><text:s text:c="4"/>env: dev</text:span></text:p>
      <text:p text:style-name="Preformatted_20_Text"><text:span text:style-name="Source_20_Text"><text:s text:c="2"/>annotations:</text:span></text:p>
      <text:p text:style-name="Preformatted_20_Text"><text:span text:style-name="Source_20_Text"><text:s text:c="4"/>jenkins.url: "https://joindevops.jenkins.com/build/6"</text:span></text:p>
      <text:p text:style-name="Preformatted_20_Text"><text:span text:style-name="Source_20_Text">spec:</text:span></text:p>
      <text:p text:style-name="Preformatted_20_Text"><text:span text:style-name="Source_20_Text"><text:s text:c="2"/>containers:</text:span></text:p>
      <text:p text:style-name="Preformatted_20_Text"><text:span text:style-name="Source_20_Text"><text:s text:c="2"/>- name: nginx</text:span></text:p>
      <text:p text:style-name="Preformatted_20_Text"><text:span text:style-name="Source_20_Text"><text:s text:c="4"/>image: nginx</text:span></text:p>
      <text:p text:style-name="Preformatted_20_Text"><text:span text:style-name="Source_20_Text"><text:s text:c="4"/>resources:</text:span></text:p>
      <text:p text:style-name="Preformatted_20_Text"><text:span text:style-name="Source_20_Text"><text:s text:c="6"/>requests:</text:span></text:p>
      <text:p text:style-name="Preformatted_20_Text"><text:span text:style-name="Source_20_Text"><text:s text:c="8"/>cpu: "50m"</text:span></text:p>
      <text:p text:style-name="Preformatted_20_Text"><text:span text:style-name="Source_20_Text"><text:s text:c="8"/>memory: "68Mi"</text:span></text:p>
      <text:p text:style-name="Preformatted_20_Text"><text:span text:style-name="Source_20_Text"><text:s text:c="6"/>limits:</text:span></text:p>
      <text:p text:style-name="Preformatted_20_Text"><text:span text:style-name="Source_20_Text"><text:s text:c="8"/>cpu: "100m"</text:span></text:p>
      <text:p text:style-name="Preformatted_20_Text"><text:span text:style-name="Source_20_Text"><text:s text:c="8"/>memory: "128Mi"</text:span></text:p>
      <text:p text:style-name="Preformatted_20_Text"><text:span text:style-name="Source_20_Text"><text:s text:c="4"/>env:</text:span></text:p>
      <text:p text:style-name="Preformatted_20_Text"><text:span text:style-name="Source_20_Text"><text:s text:c="4"/>- name: course</text:span></text:p>
      <text:p text:style-name="P2"><text:span text:style-name="Source_20_Text"><text:s text:c="6"/>value: kubernetes</text:span></text:p>
      <text:h text:style-name="Heading_20_3" text:outline-level="3"><text:soft-page-break/>Key parts:</text:h>
      <text:list xml:id="list2144948087" text:style-name="L28">
        <text:list-item>
          <text:p text:style-name="P41"><text:span text:style-name="Strong_20_Emphasis">metadata</text:span> → identifies pod</text:p>
        </text:list-item>
        <text:list-item>
          <text:p text:style-name="P41"><text:span text:style-name="Strong_20_Emphasis">labels</text:span> → used for selection</text:p>
        </text:list-item>
        <text:list-item>
          <text:p text:style-name="P41"><text:span text:style-name="Strong_20_Emphasis">annotations</text:span> → extra information</text:p>
        </text:list-item>
        <text:list-item>
          <text:p text:style-name="P41"><text:span text:style-name="Strong_20_Emphasis">resources.requests</text:span> → minimum guaranteed</text:p>
        </text:list-item>
        <text:list-item>
          <text:p text:style-name="P41"><text:span text:style-name="Strong_20_Emphasis">resources.limits</text:span> → max allowed</text:p>
        </text:list-item>
        <text:list-item>
          <text:p text:style-name="P41"><text:span text:style-name="Strong_20_Emphasis">env</text:span> → environment variables</text:p>
        </text:list-item>
      </text:list>
      <text:p text:style-name="Horizontal_20_Line"/>
      <text:h text:style-name="Heading_20_1" text:outline-level="1">11. <text:span text:style-name="Strong_20_Emphasis">Services in Kubernetes</text:span></text:h>
      <text:p text:style-name="Text_20_body">Pods have <text:span text:style-name="Strong_20_Emphasis">ephemeral IP addresses</text:span> → not suitable for communication.</text:p>
      <text:p text:style-name="Text_20_body">Services solve this problem.</text:p>
      <text:h text:style-name="Heading_20_3" text:outline-level="3"><text:span text:style-name="Strong_20_Emphasis">What services provide:</text:span></text:h>
      <text:list xml:id="list635051583" text:style-name="L29">
        <text:list-item>
          <text:p text:style-name="P42">Pod-to-pod communication</text:p>
        </text:list-item>
        <text:list-item>
          <text:p text:style-name="P42">Load balancing</text:p>
        </text:list-item>
        <text:list-item>
          <text:p text:style-name="P42">DNS-based service discovery<text:line-break/>(Service name → resolves inside cluster)</text:p>
        </text:list-item>
      </text:list>
      <text:p text:style-name="Horizontal_20_Line"/>
      <text:h text:style-name="Heading_20_2" text:outline-level="2">Types of Services</text:h>
      <text:h text:style-name="Heading_20_3" text:outline-level="3"><text:span text:style-name="Strong_20_Emphasis">1. ClusterIP (default)</text:span></text:h>
      <text:list xml:id="list3913208419" text:style-name="L30">
        <text:list-item>
          <text:p text:style-name="P43">Internal communication only</text:p>
        </text:list-item>
        <text:list-item>
          <text:p text:style-name="P43">For microservices inside the cluster</text:p>
        </text:list-item>
      </text:list>
      <text:h text:style-name="Heading_20_3" text:outline-level="3"><text:span text:style-name="Strong_20_Emphasis">2. NodePort</text:span></text:h>
      <text:list xml:id="list788465960" text:style-name="L31">
        <text:list-item>
          <text:p text:style-name="P44">Exposes service on every node at a port (30000–32767)</text:p>
        </text:list-item>
        <text:list-item>
          <text:p text:style-name="P44">Allows external access through:</text:p>
          <text:p text:style-name="P3"><text:span text:style-name="Source_20_Text">node-ip:node-port</text:span></text:p>
        </text:list-item>
      </text:list>
      <text:h text:style-name="Heading_20_3" text:outline-level="3"><text:span text:style-name="Strong_20_Emphasis">3. LoadBalancer</text:span></text:h>
      <text:list xml:id="list629251259" text:style-name="L32">
        <text:list-item>
          <text:p text:style-name="P45">Creates Cloud Load Balancer (AWS ELB)</text:p>
        </text:list-item>
        <text:list-item>
          <text:p text:style-name="P45">Best for production external access</text:p>
        </text:list-item>
      </text:list>
      <text:p text:style-name="Horizontal_20_Line"/>
      <text:h text:style-name="Heading_20_1" text:outline-level="1"><text:soft-page-break/>12. <text:span text:style-name="Strong_20_Emphasis">ReplicaSet</text:span></text:h>
      <text:p text:style-name="Text_20_body">Used to maintain a <text:span text:style-name="Strong_20_Emphasis">desired number of identical pods</text:span>.</text:p>
      <text:p text:style-name="Text_20_body">Example:<text:line-break/>If replicas = 3 and one pod crashes → new pod is created.</text:p>
      <text:p text:style-name="Text_20_body">ReplicaSet uses <text:span text:style-name="Strong_20_Emphasis">selectors</text:span> (labels) to identify which pods it controls.</text:p>
      <text:p text:style-name="Horizontal_20_Line"/>
      <text:h text:style-name="Heading_20_1" text:outline-level="1">13. <text:span text:style-name="Strong_20_Emphasis">Deployment</text:span></text:h>
      <text:p text:style-name="Text_20_body">Deployment automates:</text:p>
      <text:list xml:id="list310097053" text:style-name="L33">
        <text:list-item>
          <text:p text:style-name="P46">Rollout of new versions</text:p>
        </text:list-item>
        <text:list-item>
          <text:p text:style-name="P46">Rollback to previous versions</text:p>
        </text:list-item>
        <text:list-item>
          <text:p text:style-name="P46">Scaling</text:p>
        </text:list-item>
        <text:list-item>
          <text:p text:style-name="P46">Zero-downtime updates</text:p>
        </text:list-item>
      </text:list>
      <text:h text:style-name="Heading_20_3" text:outline-level="3">Traditional process (Manual):</text:h>
      <text:list xml:id="list603775814" text:style-name="L34">
        <text:list-item>
          <text:p text:style-name="P47">Stop server</text:p>
        </text:list-item>
        <text:list-item>
          <text:p text:style-name="P47">Remove old code</text:p>
        </text:list-item>
        <text:list-item>
          <text:p text:style-name="P47">Download new code</text:p>
        </text:list-item>
        <text:list-item>
          <text:p text:style-name="P47">Start server</text:p>
        </text:list-item>
      </text:list>
      <text:h text:style-name="Heading_20_3" text:outline-level="3">Kubernetes Deployment (Rolling update)</text:h>
      <text:p text:style-name="Text_20_body">Example:<text:line-break/>Move from <text:span text:style-name="Strong_20_Emphasis">frontend:v1 → frontend:v2</text:span></text:p>
      <text:p text:style-name="Text_20_body">Steps:</text:p>
      <text:list xml:id="list2627924243" text:style-name="L35">
        <text:list-item>
          <text:p text:style-name="P48">Create 1 new pod with v2</text:p>
        </text:list-item>
        <text:list-item>
          <text:p text:style-name="P48">Remove 1 old pod of v1</text:p>
        </text:list-item>
        <text:list-item>
          <text:p text:style-name="P48">Repeat until all v1 are replaced</text:p>
        </text:list-item>
      </text:list>
      <text:p text:style-name="Text_20_body">This is <text:span text:style-name="Strong_20_Emphasis">zero downtime deployment</text:span>.</text:p>
      <text:p text:style-name="Horizontal_20_Line"/>
      <text:h text:style-name="Heading_20_1" text:outline-level="1"><text:soft-page-break/></text:h>
      <text:h text:style-name="Heading_20_1" text:outline-level="1">✅ Final Summary</text:h>
      <text:h text:style-name="Heading_20_3" text:outline-level="3">Kubernetes helps with:</text:h>
      <text:list xml:id="list1418553504" text:style-name="L36">
        <text:list-item>
          <text:p text:style-name="P49">Container orchestration</text:p>
        </text:list-item>
        <text:list-item>
          <text:p text:style-name="P49">Scaling</text:p>
        </text:list-item>
        <text:list-item>
          <text:p text:style-name="P49">Configuration management</text:p>
        </text:list-item>
        <text:list-item>
          <text:p text:style-name="P49">Load balancing</text:p>
        </text:list-item>
        <text:list-item>
          <text:p text:style-name="P49">Zero-downtime updates</text:p>
        </text:list-item>
        <text:list-item>
          <text:p text:style-name="P49">Multi-environment isolation</text:p>
        </text:list-item>
      </text:list>
      <text:p text:style-name="Text_20_body">Your notes cover:</text:p>
      <text:list xml:id="list3462479587" text:style-name="L37">
        <text:list-item>
          <text:p text:style-name="P50">Workstation setup</text:p>
        </text:list-item>
        <text:list-item>
          <text:p text:style-name="P50">Pods</text:p>
        </text:list-item>
        <text:list-item>
          <text:p text:style-name="P50">Namespaces</text:p>
        </text:list-item>
        <text:list-item>
          <text:p text:style-name="P50">Labels &amp; annotations</text:p>
        </text:list-item>
        <text:list-item>
          <text:p text:style-name="P50">Services</text:p>
        </text:list-item>
        <text:list-item>
          <text:p text:style-name="P50">ReplicaSet</text:p>
        </text:list-item>
        <text:list-item>
          <text:p text:style-name="P50">Deployments</text:p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7T15:05:40.852264521</meta:creation-date>
    <dc:date>2025-11-28T18:26:20.015962508</dc:date>
    <meta:editing-duration>PT23M20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15" meta:paragraph-count="378" meta:word-count="1539" meta:character-count="10237" meta:non-whitespace-character-count="9026"/>
  </office:meta>
</office:document-meta>
</file>